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bf19b" officeooo:paragraph-rsid="000bf19b"/>
    </style:style>
    <style:style style:name="P2" style:family="paragraph" style:parent-style-name="Standard">
      <style:text-properties officeooo:rsid="000bf19b" officeooo:paragraph-rsid="000bf19b"/>
    </style:style>
    <style:style style:name="P3" style:family="paragraph" style:parent-style-name="Standard">
      <style:text-properties officeooo:rsid="000f1585" officeooo:paragraph-rsid="000f1585"/>
    </style:style>
    <style:style style:name="P4" style:family="paragraph" style:parent-style-name="Standard">
      <style:text-properties officeooo:rsid="00107c4d" officeooo:paragraph-rsid="00107c4d"/>
    </style:style>
    <style:style style:name="P5" style:family="paragraph" style:parent-style-name="Standard">
      <style:text-properties officeooo:rsid="001523ff" officeooo:paragraph-rsid="001523ff"/>
    </style:style>
    <style:style style:name="P6" style:family="paragraph" style:parent-style-name="Standard">
      <style:text-properties officeooo:rsid="0016f2e5" officeooo:paragraph-rsid="0016f2e5"/>
    </style:style>
    <style:style style:name="P7" style:family="paragraph" style:parent-style-name="Standard">
      <style:text-properties fo:font-weight="bold" officeooo:rsid="00107c4d" officeooo:paragraph-rsid="00107c4d" style:font-weight-asian="bold" style:font-weight-complex="bold"/>
    </style:style>
    <style:style style:name="P8" style:family="paragraph" style:parent-style-name="Standard">
      <style:text-properties fo:font-weight="bold" officeooo:rsid="001523ff" officeooo:paragraph-rsid="001523ff" style:font-weight-asian="bold" style:font-weight-complex="bold"/>
    </style:style>
    <style:style style:name="P9" style:family="paragraph" style:parent-style-name="Standard">
      <style:text-properties fo:font-weight="bold" officeooo:rsid="000f1585" officeooo:paragraph-rsid="000f1585" style:font-weight-asian="bold" style:font-weight-complex="bold"/>
    </style:style>
    <style:style style:name="P10" style:family="paragraph" style:parent-style-name="Standard">
      <style:text-properties fo:font-weight="bold" officeooo:rsid="000f1585" officeooo:paragraph-rsid="001a5256" style:font-weight-asian="bold" style:font-weight-complex="bold"/>
    </style:style>
    <style:style style:name="P11" style:family="paragraph" style:parent-style-name="Standard">
      <style:text-properties fo:font-weight="bold" officeooo:rsid="000bf19b" officeooo:paragraph-rsid="000bf19b" style:font-weight-asian="bold" style:font-weight-complex="bold"/>
    </style:style>
    <style:style style:name="P12" style:family="paragraph" style:parent-style-name="Standard">
      <style:text-properties fo:font-weight="bold" officeooo:rsid="001a5aa9" officeooo:paragraph-rsid="001a5aa9" style:font-weight-asian="bold" style:font-weight-complex="bold"/>
    </style:style>
    <style:style style:name="P13" style:family="paragraph" style:parent-style-name="Standard">
      <style:text-properties officeooo:rsid="001869d9" officeooo:paragraph-rsid="001869d9"/>
    </style:style>
    <style:style style:name="P14" style:family="paragraph" style:parent-style-name="Standard">
      <style:text-properties fo:font-weight="bold" officeooo:rsid="000f1585" officeooo:paragraph-rsid="001a5256" style:font-weight-asian="bold" style:font-weight-complex="bold"/>
    </style:style>
    <style:style style:name="P15" style:family="paragraph" style:parent-style-name="Standard">
      <style:text-properties fo:font-weight="bold" officeooo:rsid="000f1585" officeooo:paragraph-rsid="001e95bd" style:font-weight-asian="bold" style:font-weight-complex="bold"/>
    </style:style>
    <style:style style:name="P16" style:family="paragraph" style:parent-style-name="Standard">
      <style:text-properties fo:font-weight="bold" officeooo:rsid="001e95bd" officeooo:paragraph-rsid="001e95bd" style:font-weight-asian="bold" style:font-weight-complex="bold"/>
    </style:style>
    <style:style style:name="P17" style:family="paragraph" style:parent-style-name="Standard">
      <style:text-properties fo:font-weight="bold" officeooo:rsid="001523ff" officeooo:paragraph-rsid="001e95bd" style:font-weight-asian="bold" style:font-weight-complex="bold"/>
    </style:style>
    <style:style style:name="P18" style:family="paragraph" style:parent-style-name="Standard">
      <style:text-properties officeooo:rsid="001523ff" officeooo:paragraph-rsid="001523ff"/>
    </style:style>
    <style:style style:name="P19" style:family="paragraph" style:parent-style-name="Standard">
      <style:text-properties officeooo:rsid="001f4dd6" officeooo:paragraph-rsid="001f4dd6"/>
    </style:style>
    <style:style style:name="P2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503cm"/>
      <style:text-properties fo:color="#608b4e" loext:opacity="100%" style:font-name="Droid Sans Mono" fo:font-size="10.5pt" fo:font-weight="normal" fo:background-color="#1e1e1e"/>
    </style:style>
    <style:style style:name="P22" style:family="paragraph" style:parent-style-name="Standard">
      <style:text-properties fo:color="#608b4e" loext:opacity="100%" style:font-name="Droid Sans Mono" fo:font-size="10.5pt" fo:font-weight="normal" officeooo:rsid="001a5aa9" officeooo:paragraph-rsid="001a5aa9" fo:background-color="#1e1e1e" style:font-weight-asian="bold" style:font-weight-complex="bold"/>
    </style:style>
    <style:style style:name="P23" style:family="paragraph" style:parent-style-name="Standard">
      <style:paragraph-properties style:line-height-at-least="0.503cm"/>
    </style:style>
    <style:style style:name="P24" style:family="paragraph" style:parent-style-name="Standard">
      <style:paragraph-properties fo:margin-top="0cm" fo:margin-bottom="0.499cm" style:contextual-spacing="false" style:line-height-at-least="0.503cm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a5aa9" officeooo:paragraph-rsid="001a5aa9" style:font-weight-asian="bold" style:font-weight-complex="bold"/>
    </style:style>
    <style:style style:name="T1" style:family="text">
      <style:text-properties officeooo:rsid="0011d3b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officeooo:rsid="001a5256"/>
    </style:style>
    <style:style style:name="T5" style:family="text">
      <style:text-properties fo:color="#569cd6" loext:opacity="100%"/>
    </style:style>
    <style:style style:name="T6" style:family="text">
      <style:text-properties fo:color="#dcdcdc" loext:opacity="100%"/>
    </style:style>
    <style:style style:name="T7" style:family="text">
      <style:text-properties fo:color="#ce9178" loext:opacity="100%"/>
    </style:style>
    <style:style style:name="T8" style:family="text">
      <style:text-properties officeooo:rsid="001e95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Notas de como crear un nuevo usuario en una base de datos local y dar permisos para una base de datos</text:p>
      <text:p text:style-name="P6"/>
      <text:p text:style-name="P2">Crear un nuevo usuario para esto es necesario correr el siguiente comando :</text:p>
      <text:p text:style-name="P2"><text:span text:style-name="Source_20_Text"/></text:p>
      <text:p text:style-name="P1"><text:span text:style-name="Source_20_Text"/></text:p>
      <text:p text:style-name="P1"><text:span text:style-name="Source_20_Text"><text:span text:style-name="T2">CREATE USER '</text:span></text:span><text:span text:style-name="Source_20_Text"><text:span text:style-name="T3">nuevo_usuario</text:span></text:span><text:span text:style-name="Source_20_Text"><text:span text:style-name="T2">'@'localhost' IDENTIFIED BY 'contraseña';</text:span></text:span></text:p>
      <text:p text:style-name="P2"/>
      <text:p text:style-name="P2">Para dar los permisos y que este usuario pueda modificar en alguna base de datos es necesario usar el siguiente comando</text:p>
      <text:p text:style-name="P2"/>
      <text:p text:style-name="P1"><text:span text:style-name="Source_20_Text"/></text:p>
      <text:p text:style-name="P11">GRANT ALL PRIVILEGES ON nombre_basededatos.* TO 'nuevo_usuario'@'localhost';</text:p>
      <text:p text:style-name="P2"/>
      <text:p text:style-name="P2">acutalizar los privilegios de mysql: </text:p>
      <text:p text:style-name="P2"/>
      <text:p text:style-name="P11">FLUSH PRIVILEGES;</text:p>
      <text:p text:style-name="P2"/>
      <text:p text:style-name="P6">Para laravel Migraciones y Modelos </text:p>
      <text:p text:style-name="P2"/>
      <text:p text:style-name="P4">Comandos para generar migraciones en </text:p>
      <text:p text:style-name="P4"/>
      <text:p text:style-name="P4">Para generar una migracion haci la base de datos usar el siguiente comandos</text:p>
      <text:p text:style-name="P4"/>
      <text:p text:style-name="P7">php artisan migrate</text:p>
      <text:p text:style-name="P4"/>
      <text:p text:style-name="P4">Para desacer el ultimo cambio en la base de datos se tiene que hacer los siguiente</text:p>
      <text:p text:style-name="P4"/>
      <text:p text:style-name="P7">php artisan migrate:rollback</text:p>
      <text:p text:style-name="P7"/>
      <text:p text:style-name="P4">Para borrar todas las tablas y generarlas de nuevo se puede utilizar el comando </text:p>
      <text:p text:style-name="P7">php artisan migrate:fresh</text:p>
      <text:p text:style-name="P4"/>
      <text:p text:style-name="P4">Para generar el arhvivo de migracion con laravel usar el siguiente comando <text:span text:style-name="T1">(cambiar la parte de cita por el tombre de la tabla que se desea este es solo un ejemplo.</text:span></text:p>
      <text:p text:style-name="P4"/>
      <text:p text:style-name="P9"><text:s/>php artisan make:migration create_cita_table</text:p>
      <text:p text:style-name="P3"/>
      <text:p text:style-name="P5">para crear un modelo es necesario correr el siguinete comando tener mucho cuidadaod con las mayusculas y minusculas de laravel</text:p>
      <text:p text:style-name="P5"/>
      <text:p text:style-name="P8">php artisan make:model cita</text:p>
      <text:p text:style-name="P5"/>
      <text:p text:style-name="P6">observacion se puede utilizar el comando php artisan thinker para crear objetos en la base de datos desde el modelo.</text:p>
      <text:p text:style-name="P5"/>
      <text:p text:style-name="P19">Creacion de un seeder con el siguinte comandos</text:p>
      <text:p text:style-name="P19"/>
      <text:p text:style-name="P19"><text:s/>php artisan make:seeder UsuarioSeeder</text:p>
      <text:p text:style-name="P5"/>
      <text:p text:style-name="P5"><text:soft-page-break/></text:p>
      <text:p text:style-name="P13"/>
      <text:p text:style-name="P3"/>
      <text:p text:style-name="P10">php artisan make:migration create_cita<text:span text:style-name="T4">s</text:span>_table</text:p>
      <text:p text:style-name="P10">php artisan make:migration create_<text:span text:style-name="T4">usuarios</text:span>_table</text:p>
      <text:p text:style-name="P10">php artisan make:migration create_<text:span text:style-name="T8">atenciones</text:span>_table</text:p>
      <text:p text:style-name="P10">php artisan make:migration create_<text:span text:style-name="T8">comentarios</text:span>_table</text:p>
      <text:p text:style-name="P15">php artisan make:migration create_<text:span text:style-name="T8">clientes</text:span>_table</text:p>
      <text:p text:style-name="P16">php artisan make:migration create_notas_notas</text:p>
      <text:p text:style-name="P16"/>
      <text:p text:style-name="P17">php artisan make:model <text:span text:style-name="T8">Usuario</text:span></text:p>
      <text:p text:style-name="P17">php artisan make:model <text:span text:style-name="T8">Atencion</text:span></text:p>
      <text:p text:style-name="P16">php artisan make:model Comentario</text:p>
      <text:p text:style-name="P16">php artisan make:model Cliente</text:p>
      <text:p text:style-name="P16">php artisan make:model Nota</text:p>
      <text:p text:style-name="P15"/>
      <text:p text:style-name="P10"/>
      <text:p text:style-name="P12">para saltar la convencion de laravel podemos usar los siguinte</text:p>
      <text:p text:style-name="P12">protected $tabble = “users”</text:p>
      <text:p text:style-name="P22">// Use DBML to define your database structure</text:p>
      <text:p text:style-name="P21">// Docs: https://dbml.dbdiagram.io/docs</text:p>
      <text:p text:style-name="P23"/>
      <text:p text:style-name="P20"><text:span text:style-name="T5">Table</text:span> clientes {</text:p>
      <text:p text:style-name="P20">id <text:span text:style-name="T5">integer</text:span> [primary <text:span text:style-name="T5">key</text:span>]</text:p>
      <text:p text:style-name="P20">nombre <text:span text:style-name="T5">string</text:span></text:p>
      <text:p text:style-name="P20">apellidos <text:span text:style-name="T5">string</text:span></text:p>
      <text:p text:style-name="P20">codigo <text:span text:style-name="T5">string</text:span></text:p>
      <text:p text:style-name="P20">correo <text:span text:style-name="T5">string</text:span></text:p>
      <text:p text:style-name="P20">edad <text:span text:style-name="T5">integer</text:span></text:p>
      <text:p text:style-name="P20">telefono <text:span text:style-name="T5">string</text:span></text:p>
      <text:p text:style-name="P20">nacimineto <text:span text:style-name="T5">string</text:span></text:p>
      <text:p text:style-name="P20">id_usuario <text:span text:style-name="T5">string</text:span></text:p>
      <text:p text:style-name="P20">created_at <text:span text:style-name="T5">timestamp</text:span> </text:p>
      <text:p text:style-name="P20">}</text:p>
      <text:p text:style-name="P20"><text:span text:style-name="T5">Table</text:span> comentarios {</text:p>
      <text:p text:style-name="P20">id <text:span text:style-name="T5">integer</text:span> [primary <text:span text:style-name="T5">key</text:span>]</text:p>
      <text:p text:style-name="P20">idUser <text:span text:style-name="T5">integer</text:span></text:p>
      <text:p text:style-name="P20">descripcion <text:span text:style-name="T5">string</text:span></text:p>
      <text:p text:style-name="P20">expectativas <text:span text:style-name="T5">string</text:span></text:p>
      <text:p text:style-name="P20">horario <text:span text:style-name="T5">string</text:span></text:p>
      <text:p text:style-name="P20">}</text:p>
      <text:p text:style-name="P23"/>
      <text:p text:style-name="P20"><text:span text:style-name="T5">Table</text:span> usuarios {</text:p>
      <text:p text:style-name="P20">id <text:span text:style-name="T5">integer</text:span> [primary <text:span text:style-name="T5">key</text:span>]</text:p>
      <text:p text:style-name="P20">email <text:span text:style-name="T5">varchar</text:span></text:p>
      <text:p text:style-name="P20">name <text:span text:style-name="T5">varchar</text:span></text:p>
      <text:p text:style-name="P20">telefono <text:span text:style-name="T5">varchar</text:span></text:p>
      <text:p text:style-name="P20">password <text:span text:style-name="T5">varchar</text:span></text:p>
      <text:p text:style-name="P20"><text:soft-page-break/>role <text:span text:style-name="T5">varchar</text:span></text:p>
      <text:p text:style-name="P20">horario <text:span text:style-name="T5">string</text:span> </text:p>
      <text:p text:style-name="P20">created_at <text:span text:style-name="T5">timestamp</text:span></text:p>
      <text:p text:style-name="P20">activo <text:span text:style-name="T5">boolean</text:span></text:p>
      <text:p text:style-name="P23"/>
      <text:p text:style-name="P20">}</text:p>
      <text:p text:style-name="P23"/>
      <text:p text:style-name="P20"><text:span text:style-name="T5">Table</text:span> citas {</text:p>
      <text:p text:style-name="P20">id <text:span text:style-name="T5">integer</text:span> [primary <text:span text:style-name="T5">key</text:span>]</text:p>
      <text:p text:style-name="P23"/>
      <text:p text:style-name="P20">clientes_id <text:span text:style-name="T5">string</text:span></text:p>
      <text:p text:style-name="P20">usuarios_id <text:span text:style-name="T5">string</text:span></text:p>
      <text:p text:style-name="P20">fecha <text:span text:style-name="T5">timestamp</text:span></text:p>
      <text:p text:style-name="P20">atendido <text:span text:style-name="T5">boolean</text:span></text:p>
      <text:p text:style-name="P20">created_at <text:span text:style-name="T5">timestamp</text:span></text:p>
      <text:p text:style-name="P20">}</text:p>
      <text:p text:style-name="P23"/>
      <text:p text:style-name="P20"><text:span text:style-name="T5">Table</text:span> notas{</text:p>
      <text:p text:style-name="P20">id <text:span text:style-name="T5">integer</text:span> [primary <text:span text:style-name="T5">key</text:span>]</text:p>
      <text:p text:style-name="P20">}</text:p>
      <text:p text:style-name="P23"/>
      <text:p text:style-name="P21">// many-to-one</text:p>
      <text:p text:style-name="P23"/>
      <text:p text:style-name="P20"><text:span text:style-name="T5">Ref</text:span><text:span text:style-name="T6">:</text:span> <text:span text:style-name="T7">"comentarios"</text:span><text:span text:style-name="T6">.</text:span><text:span text:style-name="T7">"idUser"</text:span> &lt; <text:span text:style-name="T7">"clientes"</text:span><text:span text:style-name="T6">.</text:span><text:span text:style-name="T7">"id"</text:span></text:p>
      <text:p text:style-name="P24"/>
      <text:p text:style-name="P20"><text:span text:style-name="T5">Ref</text:span><text:span text:style-name="T6">:</text:span> <text:span text:style-name="T7">"clientes"</text:span><text:span text:style-name="T6">.</text:span><text:span text:style-name="T7">"id_usuario"</text:span> &lt; <text:span text:style-name="T7">"usuarios"</text:span><text:span text:style-name="T6">.</text:span><text:span text:style-name="T7">"id"</text:span></text:p>
      <text:p text:style-name="P24"/>
      <text:p text:style-name="P20"><text:span text:style-name="T5">Ref</text:span><text:span text:style-name="T6">:</text:span> <text:span text:style-name="T7">"clientes"</text:span><text:span text:style-name="T6">.</text:span><text:span text:style-name="T7">"id"</text:span> &lt; <text:span text:style-name="T7">"citas"</text:span><text:span text:style-name="T6">.</text:span><text:span text:style-name="T7">"clientes_id"</text:span></text:p>
      <text:p text:style-name="P23"/>
      <text:p text:style-name="P20"><text:span text:style-name="T5">Ref</text:span><text:span text:style-name="T6">:</text:span> <text:span text:style-name="T7">"usuarios"</text:span><text:span text:style-name="T6">.</text:span><text:span text:style-name="T7">"id"</text:span> &lt; <text:span text:style-name="T7">"citas"</text:span><text:span text:style-name="T6">.</text:span><text:span text:style-name="T7">"usuarios_id"</text:span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9:41:44.410639416</meta:creation-date>
    <dc:date>2023-10-03T23:43:43.460966458</dc:date>
    <meta:editing-duration>P1DT11H51M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3" meta:paragraph-count="83" meta:word-count="406" meta:character-count="2847" meta:non-whitespace-character-count="2516"/>
  </office:meta>
</office:document-meta>
</file>